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nt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number-rows-repeated="214" table:style-name="ro1">
          <table:table-cell table:number-columns-repeated="26" table:style-name="ce8"/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9T07:16:26Z</dc:date>
    <meta:editing-cycles>119</meta:editing-cycles>
  </office:meta>
</office:document-meta>
</file>